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074ab" officeooo:paragraph-rsid="000074ab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1pt" officeooo:rsid="000074ab" officeooo:paragraph-rsid="0002d1c7" style:font-size-asian="9.60000038146973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officeooo:rsid="000074ab" officeooo:paragraph-rsid="000074ab" style:font-size-asian="9.60000038146973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officeooo:rsid="0001823b" officeooo:paragraph-rsid="0001823b" style:font-size-asian="9.60000038146973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pt" officeooo:rsid="0002d1c7" officeooo:paragraph-rsid="0002d1c7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1823b" officeooo:paragraph-rsid="0001823b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074ab" officeooo:paragraph-rsid="000074ab" style:font-size-asian="9.60000038146973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1pt" officeooo:rsid="000074ab" officeooo:paragraph-rsid="0002d1c7" style:font-size-asian="9.60000038146973pt" style:font-size-complex="11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1pt" officeooo:rsid="0002d1c7" officeooo:paragraph-rsid="0002d1c7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solid" style:text-underline-type="double" style:text-underline-width="auto" style:text-underline-color="font-color" officeooo:rsid="000074ab" officeooo:paragraph-rsid="000074ab" style:font-size-asian="9.60000038146973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type="double" style:text-underline-width="auto" style:text-underline-color="font-color" officeooo:rsid="000074ab" officeooo:paragraph-rsid="000074ab" style:font-size-asian="16pt" style:font-size-complex="16pt"/>
    </style:style>
    <style:style style:name="T1" style:family="text">
      <style:text-properties officeooo:rsid="00060092"/>
    </style:style>
    <style:style style:name="T2" style:family="text">
      <style:text-properties officeooo:rsid="0002d1c7"/>
    </style:style>
    <style:style style:name="T3" style:family="text">
      <style:text-properties officeooo:rsid="000074ab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IA Challenge (Beginner Level)</text:p>
      <text:p text:style-name="P2">Task:</text:p>
      <text:p text:style-name="P2">Pi<text:span text:style-name="T1">c</text:span>k any one device you use daily — like your phone, laptop, smart TV, or router.</text:p>
      <text:p text:style-name="P2">Now answer these 3:</text:p>
      <text:p text:style-name="P2">1. Confidentiality – What kind of private info does it hold? How would you protect it?</text:p>
      <text:p text:style-name="P2">2. Integrity – What could go wrong if the data is modified? How can you detect it?</text:p>
      <text:p text:style-name="P2">3. Availability – How would you make sure the system works when needed?</text:p>
      <text:p text:style-name="P2">Format:</text:p>
      <text:p text:style-name="P2">Write 6–8 lines max.</text:p>
      <text:p text:style-name="P2">Bullet points or short para.</text:p>
      <text:p text:style-name="P2"/>
      <text:p text:style-name="P2">Phone: Redmi 13 C</text:p>
      <text:list text:style-name="L1">
        <text:list-item>
          <text:p text:style-name="P3">Confidentiality:</text:p>
          <text:list>
            <text:list-item>
              <text:p text:style-name="P3">Holds private messages, photos, videos, passwords.</text:p>
            </text:list-item>
            <text:list-item>
              <text:p text:style-name="P3">I protect my confidentiality via phone lock (password) , App’s lock (fingerprint). </text:p>
            </text:list-item>
          </text:list>
        </text:list-item>
        <text:list-item>
          <text:p text:style-name="P3">Integrity:</text:p>
          <text:list>
            <text:list-item>
              <text:p text:style-name="P4">If the data is modified, their are very low risk on my privacy but the passwords altered it gives precisely back-through.</text:p>
            </text:list-item>
            <text:list-item>
              <text:p text:style-name="P4">For detection <text:span text:style-name="T2">monitor app permission frequently.</text:span></text:p>
            </text:list-item>
          </text:list>
        </text:list-item>
        <text:list-item>
          <text:p text:style-name="P5">Availability</text:p>
          <text:list>
            <text:list-item>
              <text:p text:style-name="P5"/>
            </text:list-item>
          </text:list>
        </text:list-item>
      </text:list>
      <text:p text:style-name="P6"/>
      <text:p text:style-name="P1">Be the Admin (Intermediate)</text:p>
      <text:p text:style-name="P7">Task:</text:p>
      <text:p text:style-name="P7">You’re a Security Admin of a new company.</text:p>
      <text:p text:style-name="P7">Set up 3 policies to protect data &amp; users:</text:p>
      <text:p text:style-name="P7">1. Password Policy</text:p>
      <text:p text:style-name="P7">2. Access Control Policy</text:p>
      <text:p text:style-name="P7">3. Acceptable Use Policy (AUP)</text:p>
      <text:p text:style-name="P7">Explain each in 2 lines. Bonus if they use MAC/DAC/RBAC examples.</text:p>
      <text:p text:style-name="P7"/>
      <text:list text:style-name="L2">
        <text:list-item>
          <text:p text:style-name="P8">Password Policy: <text:span text:style-name="T2">using upper+lower case, numeric and special character with 2 charterer. These will be hashed.</text:span></text:p>
        </text:list-item>
        <text:list-item>
          <text:p text:style-name="P9"><text:s/><text:span text:style-name="T3">Access Control Policy: </text:span>Admin have all access while user have only read access.</text:p>
        </text:list-item>
        <text:list-item>
          <text:p text:style-name="P8">Acceptable Use Policy (AUP)</text:p>
        </text:list-item>
      </text:list>
      <text:p text:style-name="P10"/>
      <text:p text:style-name="P11">Hacker’s View</text:p>
      <text:p text:style-name="P10">Task:</text:p>
      <text:p text:style-name="P10">Pick any real-world data breach (e.g. Equifax, Facebook, Target, etc.)</text:p>
      <text:p text:style-name="P10">Answer:</text:p>
      <text:p text:style-name="P10">1. What was the vulnerability?</text:p>
      <text:p text:style-name="P10">2. What could have stopped it?</text:p>
      <text:p text:style-name="P10">3. How would YOU (as an ethical hacker) test for that flaw?</text:p>
      <text:p text:style-name="P10">Answer in under 150 words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0T23:06:39.720008623</meta:creation-date>
    <dc:date>2025-06-20T23:45:54.127438579</dc:date>
    <meta:editing-duration>PT1M47S</meta:editing-duration>
    <meta:editing-cycles>2</meta:editing-cycles>
    <meta:generator>LibreOffice/25.2.4.3$Linux_X86_64 LibreOffice_project/33e196637044ead23f5c3226cde09b47731f7e27</meta:generator>
    <meta:document-statistic meta:table-count="0" meta:image-count="0" meta:object-count="0" meta:page-count="1" meta:paragraph-count="38" meta:word-count="262" meta:character-count="1519" meta:non-whitespace-character-count="1300"/>
  </office:meta>
</office:document-meta>
</file>